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Справочникнаселённыхпунктов" style:family="table">
      <style:table-properties style:width="17.013cm" fo:margin-left="0cm" table:align="left"/>
    </style:style>
    <style:style style:name="Справочникнаселённыхпунктов.A" style:family="table-column">
      <style:table-column-properties style:column-width="1.693cm"/>
    </style:style>
    <style:style style:name="Справочникнаселённыхпунктов.B" style:family="table-column">
      <style:table-column-properties style:column-width="5.212cm"/>
    </style:style>
    <style:style style:name="Справочникнаселённыхпунктов.C" style:family="table-column">
      <style:table-column-properties style:column-width="4.789cm"/>
    </style:style>
    <style:style style:name="Справочникнаселённыхпунктов.D" style:family="table-column">
      <style:table-column-properties style:column-width="5.318cm"/>
    </style:style>
    <style:style style:name="Справочникнаселённыхпунк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населённыхпунктов.D1" style:family="table-cell">
      <style:table-cell-properties fo:padding="0.097cm" fo:border="0.05pt solid #000000"/>
    </style:style>
    <style:style style:name="Справочникнаселённыхпунк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населённыхпунктов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маршрутов" style:family="table">
      <style:table-properties style:width="17.013cm" fo:margin-left="0cm" table:align="left"/>
    </style:style>
    <style:style style:name="Справочникмаршрутов.A" style:family="table-column">
      <style:table-column-properties style:column-width="1.282cm"/>
    </style:style>
    <style:style style:name="Справочникмаршрутов.B" style:family="table-column">
      <style:table-column-properties style:column-width="2.441cm"/>
    </style:style>
    <style:style style:name="Справочникмаршрутов.C" style:family="table-column">
      <style:table-column-properties style:column-width="3.145cm"/>
    </style:style>
    <style:style style:name="Справочникмаршрутов.D" style:family="table-column">
      <style:table-column-properties style:column-width="3.637cm"/>
    </style:style>
    <style:style style:name="Справочникмаршрутов.E" style:family="table-column">
      <style:table-column-properties style:column-width="3.254cm"/>
    </style:style>
    <style:style style:name="Справочникмаршрутов.F" style:family="table-column">
      <style:table-column-properties style:column-width="3.253cm"/>
    </style:style>
    <style:style style:name="Справочникмаршру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маршрутов.F1" style:family="table-cell">
      <style:table-cell-properties fo:padding="0.097cm" fo:border="0.05pt solid #000000"/>
    </style:style>
    <style:style style:name="Справочникмаршрутов.2" style:family="table-row">
      <style:table-row-properties style:min-row-height="1.238cm"/>
    </style:style>
    <style:style style:name="Справочникмаршру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маршрутов.F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" style:family="table">
      <style:table-properties style:width="17.013cm" fo:margin-left="0cm" table:align="left"/>
    </style:style>
    <style:style style:name="Справочникрасписаниемаршрута.A" style:family="table-column">
      <style:table-column-properties style:column-width="0.841cm"/>
    </style:style>
    <style:style style:name="Справочникрасписаниемаршрута.B" style:family="table-column">
      <style:table-column-properties style:column-width="5.392cm"/>
    </style:style>
    <style:style style:name="Справочникрасписаниемаршрута.C" style:family="table-column">
      <style:table-column-properties style:column-width="5.39cm"/>
    </style:style>
    <style:style style:name="Справочникрасписаниемаршрута.D" style:family="table-column">
      <style:table-column-properties style:column-width="5.389cm"/>
    </style:style>
    <style:style style:name="Справочникрасписание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расписаниемаршрута.D1" style:family="table-cell">
      <style:table-cell-properties fo:padding="0.097cm" fo:border="0.05pt solid #000000"/>
    </style:style>
    <style:style style:name="Справочникрасписаниемаршрута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7.41cm"/>
    </style:style>
    <style:style style:name="Таблица1.C" style:family="table-column">
      <style:table-column-properties style:column-width="7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Путь" style:family="table">
      <style:table-properties style:width="17cm" table:align="margins"/>
    </style:style>
    <style:style style:name="Путь.A" style:family="table-column">
      <style:table-column-properties style:column-width="5.667cm" style:rel-column-width="21845*"/>
    </style:style>
    <style:style style:name="Путь.C" style:family="table-column">
      <style:table-column-properties style:column-width="5.667cm" style:rel-column-width="21844*"/>
    </style:style>
    <style:style style:name="Путь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.C1" style:family="table-cell">
      <style:table-cell-properties fo:padding="0.097cm" fo:border="0.05pt solid #000000"/>
    </style:style>
    <style:style style:name="Путь.A2" style:family="table-cell">
      <style:table-cell-properties fo:padding="0.097cm" fo:border-left="0.05pt solid #000000" fo:border-right="none" fo:border-top="none" fo:border-bottom="0.05pt solid #000000"/>
    </style:style>
    <style:style style:name="Путь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officeooo:rsid="00109e2d" officeooo:paragraph-rsid="00109e2d"/>
    </style:style>
    <style:style style:name="P2" style:family="paragraph" style:parent-style-name="Standard">
      <style:paragraph-properties fo:line-height="120%"/>
      <style:text-properties officeooo:rsid="000e2572" officeooo:paragraph-rsid="000e2572"/>
    </style:style>
    <style:style style:name="P3" style:family="paragraph" style:parent-style-name="Standard">
      <style:paragraph-properties fo:line-height="120%"/>
      <style:text-properties officeooo:rsid="000ebb13" officeooo:paragraph-rsid="000ebb13"/>
    </style:style>
    <style:style style:name="P4" style:family="paragraph" style:parent-style-name="Standard">
      <style:paragraph-properties fo:line-height="120%"/>
      <style:text-properties officeooo:rsid="00131462" officeooo:paragraph-rsid="00131462"/>
    </style:style>
    <style:style style:name="P5" style:family="paragraph" style:parent-style-name="Standard">
      <style:paragraph-properties fo:line-height="120%"/>
      <style:text-properties officeooo:rsid="00154ee0" officeooo:paragraph-rsid="00154ee0"/>
    </style:style>
    <style:style style:name="P6" style:family="paragraph" style:parent-style-name="Standard">
      <style:paragraph-properties fo:line-height="120%"/>
      <style:text-properties fo:language="ru" fo:country="RU" officeooo:rsid="001b0932" officeooo:paragraph-rsid="001b0932"/>
    </style:style>
    <style:style style:name="P7" style:family="paragraph" style:parent-style-name="Standard">
      <style:paragraph-properties fo:line-height="120%"/>
      <style:text-properties fo:language="ru" fo:country="RU" officeooo:rsid="00249ebf" officeooo:paragraph-rsid="00249ebf"/>
    </style:style>
    <style:style style:name="P8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9" style:family="paragraph" style:parent-style-name="Standard">
      <style:paragraph-properties fo:line-height="120%"/>
      <style:text-properties fo:language="ru" fo:country="RU" officeooo:rsid="00269998" officeooo:paragraph-rsid="005ee3bc"/>
    </style:style>
    <style:style style:name="P10" style:family="paragraph" style:parent-style-name="Standard">
      <style:paragraph-properties fo:line-height="120%"/>
      <style:text-properties fo:language="ru" fo:country="RU" officeooo:rsid="002c107d" officeooo:paragraph-rsid="005ee3bc"/>
    </style:style>
    <style:style style:name="P11" style:family="paragraph" style:parent-style-name="Standard">
      <style:paragraph-properties fo:line-height="120%"/>
      <style:text-properties fo:language="ru" fo:country="RU" officeooo:rsid="002e3412" officeooo:paragraph-rsid="002e3412"/>
    </style:style>
    <style:style style:name="P12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13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14" style:family="paragraph" style:parent-style-name="Table_20_Contents">
      <style:text-properties officeooo:rsid="0026f90e" officeooo:paragraph-rsid="0026f90e"/>
    </style:style>
    <style:style style:name="P15" style:family="paragraph" style:parent-style-name="Table_20_Contents">
      <style:text-properties officeooo:rsid="00285e29" officeooo:paragraph-rsid="00285e29"/>
    </style:style>
    <style:style style:name="P16" style:family="paragraph" style:parent-style-name="Table_20_Contents">
      <style:text-properties officeooo:rsid="00285e29" officeooo:paragraph-rsid="0028987a"/>
    </style:style>
    <style:style style:name="P17" style:family="paragraph" style:parent-style-name="Table_20_Contents">
      <style:text-properties officeooo:rsid="002944e6" officeooo:paragraph-rsid="002944e6"/>
    </style:style>
    <style:style style:name="P18" style:family="paragraph" style:parent-style-name="Table_20_Contents">
      <style:text-properties officeooo:rsid="002c9e7a" officeooo:paragraph-rsid="002c9e7a"/>
    </style:style>
    <style:style style:name="P19" style:family="paragraph" style:parent-style-name="Table_20_Contents">
      <style:text-properties officeooo:rsid="002c9e7a" officeooo:paragraph-rsid="005ee3bc"/>
    </style:style>
    <style:style style:name="P20" style:family="paragraph" style:parent-style-name="Table_20_Contents">
      <style:text-properties officeooo:rsid="00301f26" officeooo:paragraph-rsid="00301f26"/>
    </style:style>
    <style:style style:name="P21" style:family="paragraph" style:parent-style-name="Table_20_Contents">
      <style:text-properties officeooo:rsid="0034c8b7" officeooo:paragraph-rsid="0034c8b7"/>
    </style:style>
    <style:style style:name="P22" style:family="paragraph" style:parent-style-name="Table_20_Contents">
      <style:text-properties officeooo:rsid="00379e26" officeooo:paragraph-rsid="00379e26"/>
    </style:style>
    <style:style style:name="P23" style:family="paragraph" style:parent-style-name="Table_20_Contents">
      <style:text-properties officeooo:rsid="00399c07" officeooo:paragraph-rsid="00399c07"/>
    </style:style>
    <style:style style:name="P24" style:family="paragraph" style:parent-style-name="Table_20_Contents">
      <style:text-properties officeooo:rsid="00399d8e" officeooo:paragraph-rsid="00399d8e"/>
    </style:style>
    <style:style style:name="P25" style:family="paragraph" style:parent-style-name="Table_20_Contents">
      <style:text-properties officeooo:rsid="003bc837" officeooo:paragraph-rsid="003bc837"/>
    </style:style>
    <style:style style:name="P26" style:family="paragraph" style:parent-style-name="Table_20_Contents">
      <style:text-properties officeooo:rsid="003d98dc" officeooo:paragraph-rsid="003d98dc"/>
    </style:style>
    <style:style style:name="P27" style:family="paragraph" style:parent-style-name="Table_20_Contents">
      <style:text-properties officeooo:rsid="003f6314" officeooo:paragraph-rsid="003f6314"/>
    </style:style>
    <style:style style:name="P28" style:family="paragraph" style:parent-style-name="Table_20_Contents">
      <style:text-properties officeooo:rsid="0040c780" officeooo:paragraph-rsid="0040c780"/>
    </style:style>
    <style:style style:name="P29" style:family="paragraph" style:parent-style-name="Table_20_Contents">
      <style:text-properties officeooo:rsid="0041c1d7" officeooo:paragraph-rsid="005a7a68"/>
    </style:style>
    <style:style style:name="P30" style:family="paragraph" style:parent-style-name="Table_20_Contents">
      <style:text-properties officeooo:rsid="00462c65" officeooo:paragraph-rsid="00462c65"/>
    </style:style>
    <style:style style:name="P31" style:family="paragraph" style:parent-style-name="Table_20_Contents">
      <style:text-properties officeooo:rsid="00467e3a" officeooo:paragraph-rsid="00467e3a"/>
    </style:style>
    <style:style style:name="P32" style:family="paragraph" style:parent-style-name="Table_20_Contents">
      <style:text-properties officeooo:rsid="0047990b" officeooo:paragraph-rsid="0047990b"/>
    </style:style>
    <style:style style:name="P33" style:family="paragraph" style:parent-style-name="Table_20_Contents">
      <style:text-properties officeooo:rsid="00496caa" officeooo:paragraph-rsid="00496caa"/>
    </style:style>
    <style:style style:name="P34" style:family="paragraph" style:parent-style-name="Table_20_Contents">
      <style:text-properties officeooo:rsid="004cb005" officeooo:paragraph-rsid="004cb005"/>
    </style:style>
    <style:style style:name="P35" style:family="paragraph" style:parent-style-name="Table_20_Contents">
      <style:text-properties officeooo:rsid="004d02d3" officeooo:paragraph-rsid="004d02d3"/>
    </style:style>
    <style:style style:name="P36" style:family="paragraph" style:parent-style-name="Table_20_Contents">
      <style:text-properties officeooo:rsid="004f3b3d" officeooo:paragraph-rsid="004f3b3d"/>
    </style:style>
    <style:style style:name="P37" style:family="paragraph" style:parent-style-name="Table_20_Contents">
      <style:text-properties officeooo:rsid="00501133" officeooo:paragraph-rsid="005a7a68"/>
    </style:style>
    <style:style style:name="P38" style:family="paragraph" style:parent-style-name="Table_20_Contents">
      <style:text-properties officeooo:rsid="005121a6" officeooo:paragraph-rsid="005121a6"/>
    </style:style>
    <style:style style:name="P39" style:family="paragraph" style:parent-style-name="Table_20_Contents">
      <style:text-properties officeooo:rsid="005488e4" officeooo:paragraph-rsid="005488e4"/>
    </style:style>
    <style:style style:name="P40" style:family="paragraph" style:parent-style-name="Table_20_Contents">
      <style:text-properties officeooo:rsid="005488e4" officeooo:paragraph-rsid="005ee3bc"/>
    </style:style>
    <style:style style:name="P41" style:family="paragraph" style:parent-style-name="Table_20_Contents">
      <style:text-properties officeooo:rsid="00564536" officeooo:paragraph-rsid="00564536"/>
    </style:style>
    <style:style style:name="P42" style:family="paragraph" style:parent-style-name="Table_20_Contents">
      <style:text-properties officeooo:rsid="00564536" officeooo:paragraph-rsid="005ee3bc"/>
    </style:style>
    <style:style style:name="P43" style:family="paragraph" style:parent-style-name="Table_20_Contents">
      <style:text-properties officeooo:rsid="005809c8" officeooo:paragraph-rsid="005809c8"/>
    </style:style>
    <style:style style:name="P44" style:family="paragraph" style:parent-style-name="Table_20_Contents">
      <style:text-properties officeooo:rsid="005809c8" officeooo:paragraph-rsid="005ee3bc"/>
    </style:style>
    <style:style style:name="P45" style:family="paragraph" style:parent-style-name="Table_20_Contents">
      <style:text-properties officeooo:rsid="0059270f" officeooo:paragraph-rsid="0059270f"/>
    </style:style>
    <style:style style:name="P46" style:family="paragraph" style:parent-style-name="Table_20_Contents">
      <style:text-properties officeooo:rsid="0059270f" officeooo:paragraph-rsid="005ee3bc"/>
    </style:style>
    <style:style style:name="P47" style:family="paragraph" style:parent-style-name="Table_20_Contents">
      <style:text-properties officeooo:rsid="0059747a" officeooo:paragraph-rsid="0059747a"/>
    </style:style>
    <style:style style:name="P48" style:family="paragraph" style:parent-style-name="Table_20_Contents">
      <style:text-properties officeooo:rsid="0059747a" officeooo:paragraph-rsid="005ee3bc"/>
    </style:style>
    <style:style style:name="P49" style:family="paragraph" style:parent-style-name="Table_20_Contents">
      <style:text-properties officeooo:rsid="00615f6a" officeooo:paragraph-rsid="00615f6a"/>
    </style:style>
    <style:style style:name="P50" style:family="paragraph" style:parent-style-name="Table_20_Contents">
      <style:text-properties officeooo:rsid="0063dc2d" officeooo:paragraph-rsid="0063dc2d"/>
    </style:style>
    <style:style style:name="P51" style:family="paragraph" style:parent-style-name="Table_20_Contents">
      <style:text-properties officeooo:rsid="00652a01" officeooo:paragraph-rsid="00652a01"/>
    </style:style>
    <style:style style:name="P52" style:family="paragraph" style:parent-style-name="Table_20_Contents">
      <style:text-properties officeooo:rsid="0067a7ff" officeooo:paragraph-rsid="0067a7ff"/>
    </style:style>
    <style:style style:name="P53" style:family="paragraph" style:parent-style-name="Table_20_Contents">
      <style:text-properties officeooo:rsid="00684122" officeooo:paragraph-rsid="0068fbea"/>
    </style:style>
    <style:style style:name="T1" style:family="text">
      <style:text-properties officeooo:rsid="0011d145"/>
    </style:style>
    <style:style style:name="T2" style:family="text">
      <style:text-properties fo:language="en" fo:country="US" officeooo:rsid="0011d145"/>
    </style:style>
    <style:style style:name="T3" style:family="text">
      <style:text-properties fo:language="en" fo:country="US" officeooo:rsid="0022ad13"/>
    </style:style>
    <style:style style:name="T4" style:family="text">
      <style:text-properties fo:language="en" fo:country="US" officeooo:rsid="005c032a"/>
    </style:style>
    <style:style style:name="T5" style:family="text">
      <style:text-properties fo:language="en" fo:country="US" officeooo:rsid="005de71f"/>
    </style:style>
    <style:style style:name="T6" style:family="text">
      <style:text-properties fo:language="en" fo:country="US" officeooo:rsid="005e3c3e"/>
    </style:style>
    <style:style style:name="T7" style:family="text">
      <style:text-properties fo:language="ru" fo:country="RU" officeooo:rsid="0011d145"/>
    </style:style>
    <style:style style:name="T8" style:family="text">
      <style:text-properties fo:language="ru" fo:country="RU" officeooo:rsid="00131462"/>
    </style:style>
    <style:style style:name="T9" style:family="text">
      <style:text-properties fo:language="ru" fo:country="RU" officeooo:rsid="005de71f"/>
    </style:style>
    <style:style style:name="T10" style:family="text">
      <style:text-properties officeooo:rsid="001477ac"/>
    </style:style>
    <style:style style:name="T11" style:family="text">
      <style:text-properties officeooo:rsid="00163c7c"/>
    </style:style>
    <style:style style:name="T12" style:family="text">
      <style:text-properties officeooo:rsid="00208eb6"/>
    </style:style>
    <style:style style:name="T13" style:family="text">
      <style:text-properties officeooo:rsid="0022ad13"/>
    </style:style>
    <style:style style:name="T14" style:family="text">
      <style:text-properties officeooo:rsid="0028987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d145" style:font-weight-asian="bold" style:font-weight-complex="bold"/>
    </style:style>
    <style:style style:name="T17" style:family="text">
      <style:text-properties officeooo:rsid="0031996d"/>
    </style:style>
    <style:style style:name="T18" style:family="text">
      <style:text-properties officeooo:rsid="0036a073"/>
    </style:style>
    <style:style style:name="T19" style:family="text">
      <style:text-properties officeooo:rsid="003f55ef"/>
    </style:style>
    <style:style style:name="T20" style:family="text">
      <style:text-properties officeooo:rsid="00535e01"/>
    </style:style>
    <style:style style:name="T21" style:family="text">
      <style:text-properties officeooo:rsid="005a356a"/>
    </style:style>
    <style:style style:name="T22" style:family="text">
      <style:text-properties officeooo:rsid="005c032a"/>
    </style:style>
    <style:style style:name="T23" style:family="text">
      <style:text-properties officeooo:rsid="00624b92"/>
    </style:style>
    <style:style style:name="T24" style:family="text">
      <style:text-properties officeooo:rsid="00652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Наименование объекта ав</text:span><text:span text:style-name="T16">томатизации</text:span><text:span text:style-name="T1">: Расписание движения общественного транспорта</text:span></text:p>
      <text:p text:style-name="P2"><text:span text:style-name="T15">Описание функционирования объекта</text:span>:</text:p>
      <text:p text:style-name="P3">Пользователь заходит на интернет-портал (далее сайт), выбирает город, <text:span text:style-name="T1">в котором хочет просмотреть расписание движения, выбирает начальный пункт движения, конечный, время, различные параметры видов движения, на что система должна выдавать информацию, в виде списка возможных путей движения, данный список представляет собой: наименование маршрута движения общественного транспорта (маршрутов), <text:s/>рисунок маршрута (маршрутов) с помощью модуля </text:span><text:span text:style-name="T2">google.maps </text:span><text:span text:style-name="T7">путь от начального до конечного пункта движения, </text:span><text:span text:style-name="T8">приблизительное время проведённое в пути, а также время по промежуточным точкам движения.</text:span></text:p>
      <text:p text:style-name="P4"><text:span text:style-name="T15">Входные данные</text:span>: время начала движения, время конца движения, начальный пункт движения, конечный пункт движения, <text:span text:style-name="T10">маршрут, тип транспорта, город.</text:span></text:p>
      <text:p text:style-name="P5"><text:span text:style-name="T15">Выходные данные</text:span>: <text:span text:style-name="T11">список путей от начального пункта до конечного с указанием начала и конца времени, продолжительности маршрутов движения и т. д.</text:span></text:p>
      <text:p text:style-name="P6"><text:span text:style-name="T15">Основные сущности</text:span>: <text:span text:style-name="T12">населённый пункт (город), пункт (точка) начала-конца движения, путь</text:span><text:span text:style-name="T3">, </text:span><text:span text:style-name="T13">маршрут, расписание маршрута и т.д.</text:span></text:p>
      <text:p text:style-name="P6"/>
      <text:p text:style-name="P7">Справочник населённых пунктов представляет список городов, для которых функционирует система.</text:p>
      <text:p text:style-name="P8">Вид справочника населённых пунктов:</text:p>
      <table:table table:name="Справочникнаселённыхпунктов" table:style-name="Справочникнаселённыхпунктов">
        <table:table-column table:style-name="Справочникнаселённыхпунктов.A"/>
        <table:table-column table:style-name="Справочникнаселённыхпунктов.B"/>
        <table:table-column table:style-name="Справочникнаселённыхпунктов.C"/>
        <table:table-column table:style-name="Справочникнаселённыхпунктов.D"/>
        <table:table-row>
          <table:table-cell table:style-name="Справочникнаселённыхпунктов.A1" office:value-type="string">
            <text:p text:style-name="P14">№</text:p>
          </table:table-cell>
          <table:table-cell table:style-name="Справочникнаселённыхпунктов.A1" office:value-type="string">
            <text:p text:style-name="P14">Название нас. пункта</text:p>
          </table:table-cell>
          <table:table-cell table:style-name="Справочникнаселённыхпунктов.A1" office:value-type="string">
            <text:p text:style-name="P14">Виды транспорта</text:p>
          </table:table-cell>
          <table:table-cell table:style-name="Справочникнаселённыхпунктов.D1" office:value-type="string">
            <text:p text:style-name="P17">Дополнительная информация</text:p>
          </table:table-cell>
        </table:table-row>
        <table:table-row>
          <table:table-cell table:style-name="Справочникнаселённыхпунктов.A2" office:value-type="string">
            <text:p text:style-name="P14">1</text:p>
          </table:table-cell>
          <table:table-cell table:style-name="Справочникнаселённыхпунктов.A2" office:value-type="string">
            <text:p text:style-name="P14">Брест</text:p>
          </table:table-cell>
          <table:table-cell table:style-name="Справочникнаселённыхпунктов.A2" office:value-type="string">
            <text:p text:style-name="P14">Автобусный парк, троллейбусный парк, маршрутное такси</text:p>
          </table:table-cell>
          <table:table-cell table:style-name="Справочникнаселённыхпунктов.D2" office:value-type="string">
            <text:p text:style-name="Table_20_Contents"/>
          </table:table-cell>
        </table:table-row>
        <table:table-row>
          <table:table-cell table:style-name="Справочникнаселённыхпунктов.A2" office:value-type="string">
            <text:p text:style-name="P15">2</text:p>
          </table:table-cell>
          <table:table-cell table:style-name="Справочникнаселённыхпунктов.A2" office:value-type="string">
            <text:p text:style-name="P15">Минск</text:p>
          </table:table-cell>
          <table:table-cell table:style-name="Справочникнаселённыхпунктов.A2" office:value-type="string">
            <text:p text:style-name="P16">Метро, <text:span text:style-name="T14">автобусный парк, троллейбусный парк, маршрутное такси</text:span></text:p>
          </table:table-cell>
          <table:table-cell table:style-name="Справочникнаселённыхпунктов.D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p text:style-name="P10">Вид справочника <text:span text:style-name="T20">остановочный пункт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№</text:p>
          </table:table-cell>
          <table:table-cell table:style-name="Таблица1.A1" office:value-type="string">
            <text:p text:style-name="P40">Название остановочного пункта</text:p>
          </table:table-cell>
          <table:table-cell table:style-name="Таблица1.C1" office:value-type="string">
            <text:p text:style-name="P42">Адрес</text:p>
          </table:table-cell>
        </table:table-row>
        <table:table-row>
          <table:table-cell table:style-name="Таблица1.A2" office:value-type="string">
            <text:p text:style-name="P19">1</text:p>
          </table:table-cell>
          <table:table-cell table:style-name="Таблица1.A2" office:value-type="string">
            <text:p text:style-name="P42">ЦУМ</text:p>
          </table:table-cell>
          <table:table-cell table:style-name="Таблица1.C2" office:value-type="string">
            <text:p text:style-name="P44">Проспект Машерова 33</text:p>
          </table:table-cell>
        </table:table-row>
        <table:table-row>
          <table:table-cell table:style-name="Таблица1.A2" office:value-type="string">
            <text:p text:style-name="P44">2</text:p>
          </table:table-cell>
          <table:table-cell table:style-name="Таблица1.A2" office:value-type="string">
            <text:p text:style-name="P46">Речицкая</text:p>
          </table:table-cell>
          <table:table-cell table:style-name="Таблица1.C2" office:value-type="string">
            <text:p text:style-name="P48">ул. Речицкая 22</text:p>
          </table:table-cell>
        </table:table-row>
      </table:table>
      <text:p text:style-name="P9"/>
      <text:p text:style-name="P11">Вид справочника маршрут<text:span text:style-name="T17">ов</text:span>:</text:p>
      <table:table table:name="Справочникмаршрутов" table:style-name="Справочникмаршрутов">
        <table:table-column table:style-name="Справочникмаршрутов.A"/>
        <table:table-column table:style-name="Справочникмаршрутов.B"/>
        <table:table-column table:style-name="Справочникмаршрутов.C"/>
        <table:table-column table:style-name="Справочникмаршрутов.D"/>
        <table:table-column table:style-name="Справочникмаршрутов.E"/>
        <table:table-column table:style-name="Справочникмаршрутов.F"/>
        <table:table-row>
          <table:table-cell table:style-name="Справочникмаршрутов.A1" office:value-type="string">
            <text:p text:style-name="P20">№</text:p>
          </table:table-cell>
          <table:table-cell table:style-name="Справочникмаршрутов.A1" office:value-type="string">
            <text:p text:style-name="P21">Н<text:span text:style-name="T18">омер линии</text:span></text:p>
          </table:table-cell>
          <table:table-cell table:style-name="Справочникмаршрутов.A1" office:value-type="string">
            <text:p text:style-name="P23">Название линии</text:p>
          </table:table-cell>
          <table:table-cell table:style-name="Справочникмаршрутов.A1" office:value-type="string">
            <text:p text:style-name="P25">Начальный пункт</text:p>
          </table:table-cell>
          <table:table-cell table:style-name="Справочникмаршрутов.A1" office:value-type="string">
            <text:p text:style-name="P26">Конечный пункт</text:p>
          </table:table-cell>
          <table:table-cell table:style-name="Справочникмаршрутов.F1" office:value-type="string">
            <text:p text:style-name="P28">Остановочные пункты</text:p>
          </table:table-cell>
        </table:table-row>
        <table:table-row table:style-name="Справочникмаршрутов.2">
          <table:table-cell table:style-name="Справочникмаршрутов.A2" office:value-type="string">
            <text:p text:style-name="P20">1</text:p>
          </table:table-cell>
          <table:table-cell table:style-name="Справочникмаршрутов.A2" office:value-type="string">
            <text:p text:style-name="P22">9</text:p>
          </table:table-cell>
          <table:table-cell table:style-name="Справочникмаршрутов.A2" office:value-type="string">
            <text:p text:style-name="P24">Адамковская-южный</text:p>
          </table:table-cell>
          <table:table-cell table:style-name="Справочникмаршрутов.A2" office:value-type="string">
            <text:p text:style-name="P26"><text:span text:style-name="T19">ул. </text:span>Адамковская <text:span text:style-name="T22">(оп</text:span><text:span text:style-name="T5">(n)</text:span><text:span text:style-name="T22">)</text:span></text:p>
          </table:table-cell>
          <table:table-cell table:style-name="Справочникмаршрутов.A2" office:value-type="string">
            <text:p text:style-name="P27">М-к южный <text:span text:style-name="T5">(</text:span><text:span text:style-name="T9">оп(</text:span><text:span text:style-name="T6">m</text:span><text:span text:style-name="T9">)</text:span><text:span text:style-name="T5">)</text:span></text:p>
          </table:table-cell>
          <table:table-cell table:style-name="Справочникмаршрутов.F2" office:value-type="string">
            <text:p text:style-name="P29"><text:span text:style-name="T21">оп</text:span>1, <text:span text:style-name="T21">оп</text:span>2, <text:span text:style-name="T21">оп</text:span>3, <text:span text:style-name="T21">оп</text:span>4...</text:p>
          </table:table-cell>
        </table:table-row>
      </table:table>
      <text:p text:style-name="P11"/>
      <text:p text:style-name="P12"/>
      <text:p text:style-name="P12"><text:soft-page-break/></text:p>
      <text:p text:style-name="P12"/>
      <text:p text:style-name="P12">Вид справочника расписание маршрута:</text:p>
      <table:table table:name="Справочникрасписаниемаршрута" table:style-name="Справочникрасписаниемаршрута">
        <table:table-column table:style-name="Справочникрасписаниемаршрута.A"/>
        <table:table-column table:style-name="Справочникрасписаниемаршрута.B"/>
        <table:table-column table:style-name="Справочникрасписаниемаршрута.C"/>
        <table:table-column table:style-name="Справочникрасписаниемаршрута.D"/>
        <table:table-row>
          <table:table-cell table:style-name="Справочникрасписаниемаршрута.A1" office:value-type="string">
            <text:p text:style-name="P30">№</text:p>
          </table:table-cell>
          <table:table-cell table:style-name="Справочникрасписаниемаршрута.A1" office:value-type="string">
            <text:p text:style-name="P31">Номер линии</text:p>
          </table:table-cell>
          <table:table-cell table:style-name="Справочникрасписаниемаршрута.A1" office:value-type="string">
            <text:p text:style-name="P34">Номер рейса</text:p>
          </table:table-cell>
          <table:table-cell table:style-name="Справочникрасписаниемаршрута.D1" office:value-type="string">
            <text:p text:style-name="P36">Расписание по остановочным пунктам</text:p>
          </table:table-cell>
        </table:table-row>
        <table:table-row>
          <table:table-cell table:style-name="Справочникрасписаниемаршрута.A2" office:value-type="string">
            <text:p text:style-name="P32">1</text:p>
          </table:table-cell>
          <table:table-cell table:style-name="Справочникрасписаниемаршрута.A2" office:value-type="string">
            <text:p text:style-name="P33">9</text:p>
          </table:table-cell>
          <table:table-cell table:style-name="Справочникрасписаниемаршрута.A2" office:value-type="string">
            <text:p text:style-name="P34">1</text:p>
          </table:table-cell>
          <table:table-cell table:style-name="Справочникрасписаниемаршрута.D2" office:value-type="string">
            <text:p text:style-name="P37"><text:span text:style-name="T21">оп</text:span>1 — время1, <text:span text:style-name="T21">оп</text:span>2 — время2, ...</text:p>
          </table:table-cell>
        </table:table-row>
        <table:table-row>
          <table:table-cell table:style-name="Справочникрасписаниемаршрута.A2" office:value-type="string">
            <text:p text:style-name="P35">2</text:p>
          </table:table-cell>
          <table:table-cell table:style-name="Справочникрасписаниемаршрута.A2" office:value-type="string">
            <text:p text:style-name="P35">9</text:p>
          </table:table-cell>
          <table:table-cell table:style-name="Справочникрасписаниемаршрута.A2" office:value-type="string">
            <text:p text:style-name="P38">2</text:p>
          </table:table-cell>
          <table:table-cell table:style-name="Справочникрасписаниемаршрута.D2" office:value-type="string">
            <text:p text:style-name="P34"/>
          </table:table-cell>
        </table:table-row>
      </table:table>
      <text:p text:style-name="P12"/>
      <text:p text:style-name="P13">Путь <text:span text:style-name="T23">(используется как выходные данные)</text:span>:</text:p>
      <table:table table:name="Путь" table:style-name="Путь">
        <table:table-column table:style-name="Путь.A" table:number-columns-repeated="2"/>
        <table:table-column table:style-name="Путь.C"/>
        <table:table-row>
          <table:table-cell table:style-name="Путь.A1" office:value-type="string">
            <text:p text:style-name="P49">№</text:p>
          </table:table-cell>
          <table:table-cell table:style-name="Путь.A1" office:value-type="string">
            <text:p text:style-name="P50">Начальный пункт</text:p>
          </table:table-cell>
          <table:table-cell table:style-name="Путь.C1" office:value-type="string">
            <text:p text:style-name="P52">Конечный пункт</text:p>
          </table:table-cell>
        </table:table-row>
        <table:table-row>
          <table:table-cell table:style-name="Путь.A2" office:value-type="string">
            <text:p text:style-name="P49">1</text:p>
          </table:table-cell>
          <table:table-cell table:style-name="Путь.A2" office:value-type="string">
            <text:p text:style-name="P51">Адамковская (название остановочного пункта либо адрес)</text:p>
          </table:table-cell>
          <table:table-cell table:style-name="Путь.C2" office:value-type="string">
            <text:p text:style-name="P53">Лётная (<text:span text:style-name="T24">название остановочного пункта либо адрес</text:span>)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40:13.109000000</meta:creation-date>
    <dc:date>2014-07-22T19:19:38.958000000</dc:date>
    <meta:editing-duration>PT11H31M20S</meta:editing-duration>
    <meta:editing-cycles>89</meta:editing-cycles>
    <meta:generator>LibreOffice/4.2.5.2$Windows_x86 LibreOffice_project/6ff819b65674ae6c83f3cbab9e4a4c2b292a7a94</meta:generator>
    <meta:document-statistic meta:table-count="5" meta:image-count="0" meta:object-count="0" meta:page-count="2" meta:paragraph-count="60" meta:word-count="268" meta:character-count="2030" meta:non-whitespace-character-count="1819"/>
  </office:meta>
</office:document-meta>
</file>